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28cm" fo:min-width="1.678cm"/>
    </style:style>
    <style:style style:name="gr2" style:family="graphic" style:parent-style-name="standard">
      <style:graphic-properties draw:textarea-horizontal-align="justify" draw:textarea-vertical-align="middle" draw:auto-grow-height="false" fo:min-height="2.283cm" fo:min-width="2.256cm"/>
    </style:style>
    <style:style style:name="gr3" style:family="graphic" style:parent-style-name="standard">
      <style:graphic-properties draw:textarea-horizontal-align="justify" draw:textarea-vertical-align="middle" draw:auto-grow-height="false" fo:min-height="2.001cm" fo:min-width="2.039cm"/>
    </style:style>
    <style:style style:name="gr4" style:family="graphic" style:parent-style-name="standard">
      <style:graphic-properties draw:textarea-horizontal-align="justify" draw:textarea-vertical-align="middle" draw:auto-grow-height="false" fo:min-height="1.708cm" fo:min-width="1.476cm"/>
    </style:style>
    <style:style style:name="gr5" style:family="graphic" style:parent-style-name="standard">
      <style:graphic-properties draw:textarea-horizontal-align="justify" draw:textarea-vertical-align="middle" draw:auto-grow-height="false" fo:min-height="2.541cm" fo:min-width="8.16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08cm" svg:height="3.08cm" svg:x="1.994cm" svg:y="21.964cm">
          <text:p text:style-name="P1">Weltstatus</text:p>
          <text:p text:style-name="P1">verfälsch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08cm" svg:height="3.08cm" svg:x="5.583cm" svg:y="22.038cm">
          <text:p text:style-name="P1">Weltstatus</text:p>
          <text:p text:style-name="P1">duplizie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08cm" svg:height="3.08cm" svg:x="9.027cm" svg:y="21.966cm">
          <text:p text:style-name="P1">Weltstatus</text:p>
          <text:p text:style-name="P1">Omiss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755cm" svg:height="3.19cm" draw:transform="rotate (-3.13164427685343) translate (8.315cm 20.174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" draw:text-style-name="P1" draw:layer="layout" svg:width="3.597cm" svg:height="3.189cm" draw:transform="skewX (-0.0366519142918809) translate (12.749cm 16.455cm)">
          <text:p text:style-name="P1">Netzwerkver-</text:p>
          <text:p text:style-name="P1">fälschung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1" draw:layer="layout" svg:width="2.755cm" svg:height="3.19cm" draw:transform="rotate (-3.13164427685343) translate (11.65cm 14.382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" draw:text-style-name="P1" draw:layer="layout" svg:width="3.951cm" svg:height="3.915cm" svg:x="15.585cm" svg:y="11.453cm">
          <text:p text:style-name="P1">Memory</text:p>
          <text:p text:style-name="P1">Corruption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1" draw:layer="layout" svg:width="8.662cm" svg:height="2.791cm" svg:x="7.829cm" svg:y="4.204cm">
          <text:p text:style-name="P1">Falsche Informationen über</text:p>
          <text:p text:style-name="P1">Status der Wel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30T21:27:32.552000000</meta:creation-date>
    <dc:date>2017-11-30T21:34:24.603000000</dc:date>
    <meta:editing-duration>PT6M52S</meta:editing-duration>
    <meta:editing-cycles>1</meta:editing-cycles>
    <meta:document-statistic meta:object-count="8"/>
    <meta:generator>LibreOffice/5.2.6.2$Windows_x86 LibreOffice_project/a3100ed2409ebf1c212f5048fbe377c281438fdc</meta:generator>
  </office:meta>
</office:document-meta>
</file>